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tidal_zone</text:p>
          </table:table-cell>
          <table:table-cell table:style-name="Default" office:value-type="string">
            <text:p>Length.mm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3.7">
            <text:p>1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2.7">
            <text:p>12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0.8">
            <text:p>10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4.3">
            <text:p>14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1.3">
            <text:p>11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1.7">
            <text:p>1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0.9">
            <text:p>10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3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9.6">
            <text:p>9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4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Lisya</text:p>
          </table:table-cell>
          <table:table-cell office:value-type="string">
            <text:p>Ls5</text:p>
          </table:table-cell>
          <table:table-cell office:value-type="string">
            <text:p>middle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4.2">
            <text:p>14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3.2">
            <text:p>13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3.6">
            <text:p>13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5.5">
            <text:p>1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3.3">
            <text:p>13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1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5.2">
            <text:p>15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5.7">
            <text:p>1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4.5">
            <text:p>1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2</text:p>
          </table:table-cell>
          <table:table-cell office:value-type="string">
            <text:p>middle</text:p>
          </table:table-cell>
          <table:table-cell office:value-type="float" office:value="13.7">
            <text:p>1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4.7">
            <text:p>14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2.6">
            <text:p>1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0.8">
            <text:p>10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5.7">
            <text:p>1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3.1">
            <text:p>13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3.3">
            <text:p>13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4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5.2">
            <text:p>15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4.8">
            <text:p>14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string">
            <text:p>Suhaya</text:p>
          </table:table-cell>
          <table:table-cell office:value-type="string">
            <text:p>Ss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1.8">
            <text:p>11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9.6">
            <text:p>9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2.5">
            <text:p>12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2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3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9.6">
            <text:p>9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2.7">
            <text:p>12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2.8">
            <text:p>12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2.4">
            <text:p>12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8.7">
            <text:p>8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.7">
            <text:p>1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2.2">
            <text:p>12,2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8.8">
            <text:p>8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3.5">
            <text:p>13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9.5">
            <text:p>9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6.9">
            <text:p>6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3.7">
            <text:p>3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1.3">
            <text:p>11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1">
            <text:p>1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1.4">
            <text:p>11,4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6.1">
            <text:p>6,1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3.5">
            <text:p>13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8.9">
            <text:p>8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9">
            <text:p>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10.7">
            <text:p>10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5.8">
            <text:p>5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4</text:p>
          </table:table-cell>
          <table:table-cell office:value-type="string">
            <text:p>middle</text:p>
          </table:table-cell>
          <table:table-cell table:style-name="ce2" office:value-type="float" office:value="9.5">
            <text:p>9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9.6">
            <text:p>9,6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12.5">
            <text:p>12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string">
            <text:p>Podpahta</text:p>
          </table:table-cell>
          <table:table-cell office:value-type="string">
            <text:p>Ps5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1</text:p>
          </table:table-cell>
          <table:table-cell office:value-type="string">
            <text:p>middle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2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3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1.3">
            <text:p>11,3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4</text:p>
          </table:table-cell>
          <table:table-cell office:value-type="string">
            <text:p>middle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string">
            <text:p>Klushiha</text:p>
          </table:table-cell>
          <table:table-cell office:value-type="string">
            <text:p>Ks5</text:p>
          </table:table-cell>
          <table:table-cell office:value-type="string">
            <text:p>middle</text:p>
          </table:table-cell>
          <table:table-cell office:value-type="float" office:value="6.8">
            <text:p>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0" number:min-integer-digits="1"/>
    </number:number-style>
    <number:number-style style:name="N131">
      <number:number number:decimal-places="9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date-style style:name="N139">
      <number:month/>
      <number:text>.</number:text>
      <number:day/>
      <number:text>.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7-17T16:05:37</meta:creation-date>
    <dc:date>2014-07-18T15:30:21</dc:date>
    <dc:creator>Sophia Nazarova</dc:creator>
    <meta:editing-duration>PT23H9M44S</meta:editing-duration>
    <meta:editing-cycles>3</meta:editing-cycles>
    <meta:generator>LibreOffice/3.6$Linux_X86_64 LibreOffice_project/360m1$Build-2</meta:generator>
    <meta:document-statistic meta:table-count="1" meta:cell-count="4340" meta:object-count="0"/>
  </office:meta>
</office:document-meta>
</file>